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1F7191916DFD7E59.png" manifest:media-type="image/png"/>
  <manifest:file-entry manifest:full-path="Pictures/1000026E00000B0F00000B0FE963F98B6DA2029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1cm" draw:marker-start-width="0.35cm" draw:marker-end-width="0.35cm" draw:fill="none" draw:textarea-horizontal-align="justify" draw:textarea-vertical-align="middle" draw:auto-grow-height="false" fo:min-height="1.174cm" fo:min-width="2.70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37cm" fo:min-width="1.567cm"/>
    </style:style>
    <style:style style:name="gr4" style:family="graphic" style:parent-style-name="standard">
      <style:graphic-properties draw:stroke="none" svg:stroke-color="#000000" draw:fill="none" draw:fill-color="#ffffff" fo:min-height="1.5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465cm" fo:min-width="1.21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524cm" svg:x="2.016cm" svg:y="5.3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0.962cm" svg:x="2.162cm" svg:y="4.28cm">
          <draw:text-box>
            <text:p><text:span text:style-name="T1">Forma</text:span></text:p>
          </draw:text-box>
        </draw:frame>
        <draw:custom-shape draw:style-name="gr3" draw:text-style-name="P3" draw:layer="layout" svg:width="2.921cm" svg:height="2.667cm" svg:x="10.89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063cm" svg:height="1.845cm" svg:x="1.763cm" svg:y="7.08cm">
          <draw:text-box>
            <text:list text:style-name="L1">
              <text:list-item>
                <text:p>getColor()</text:p>
              </text:list-item>
              <text:list-item>
                <text:p>getArea()</text:p>
              </text:list-item>
            </text:list>
          </draw:text-box>
        </draw:frame>
        <draw:frame draw:style-name="gr5" draw:text-style-name="P2" draw:layer="layout" svg:width="3.238cm" svg:height="1.673cm" svg:x="11.097cm" svg:y="1.762cm">
          <draw:text-box>
            <text:p><text:span text:style-name="T1">Circulo</text:span></text:p>
          </draw:text-box>
        </draw:frame>
        <draw:frame draw:style-name="gr6" draw:text-style-name="P4" draw:layer="layout" svg:width="4.063cm" svg:height="2.384cm" svg:x="13.954cm" svg:y="3.061cm">
          <draw:text-box>
            <text:list text:style-name="L1">
              <text:list-item>
                <text:p>getRadio()</text:p>
              </text:list-item>
              <text:list-item>
                <text:p>getColor()</text:p>
              </text:list-item>
              <text:list-item>
                <text:p>getArea()</text:p>
              </text:list-item>
            </text:list>
          </draw:text-box>
        </draw:frame>
        <draw:custom-shape draw:style-name="gr7" draw:text-style-name="P5" draw:layer="layout" svg:width="3.429cm" svg:height="3.429cm" svg:x="10.779cm" svg:y="7.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4.063cm" svg:height="2.384cm" svg:x="14.462cm" svg:y="8.268cm">
          <draw:text-box>
            <text:list text:style-name="L1">
              <text:list-item>
                <text:p>getLado()</text:p>
              </text:list-item>
              <text:list-item>
                <text:p>getColor()</text:p>
              </text:list-item>
              <text:list-item>
                <text:p>getArea()</text:p>
              </text:list-item>
            </text:list>
          </draw:text-box>
        </draw:frame>
        <draw:frame draw:style-name="gr2" draw:text-style-name="P4" draw:layer="layout" svg:width="2.667cm" svg:height="0.962cm" svg:x="11.163cm" svg:y="8.989cm">
          <draw:text-box>
            <text:p text:style-name="P3">obj</text:p>
          </draw:text-box>
        </draw:frame>
        <draw:line draw:style-name="gr8" draw:text-style-name="P1" draw:layer="layout" svg:x1="4.556cm" svg:y1="6.207cm" svg:x2="10.779cm" svg:y2="4.683cm">
          <text:p/>
        </draw:line>
        <draw:frame draw:style-name="gr2" draw:text-style-name="P4" draw:layer="layout" svg:width="2.667cm" svg:height="0.962cm" svg:x="11.097cm" svg:y="3.562cm">
          <draw:text-box>
            <text:p text:style-name="P3">obj</text:p>
          </draw:text-box>
        </draw:frame>
        <draw:frame draw:style-name="gr2" draw:text-style-name="P4" draw:layer="layout" svg:width="2.667cm" svg:height="0.962cm" svg:x="2.163cm" svg:y="5.68cm">
          <draw:text-box>
            <text:p text:style-name="P3">ref</text:p>
          </draw:text-box>
        </draw:frame>
        <draw:frame draw:style-name="gr5" draw:text-style-name="P2" draw:layer="layout" svg:width="3.171cm" svg:height="1.673cm" svg:x="11.164cm" svg:y="6.789cm">
          <draw:text-box>
            <text:p><text:span text:style-name="T1">Rombo</text:span></text:p>
          </draw:text-box>
        </draw:frame>
        <draw:line draw:style-name="gr8" draw:text-style-name="P1" draw:layer="layout" svg:x1="4.556cm" svg:y1="6.207cm" svg:x2="10.525cm" svg:y2="9.509cm">
          <text:p/>
        </draw:line>
        <draw:frame draw:style-name="gr9" draw:text-style-name="P3" draw:layer="layout" svg:width="1.951cm" svg:height="1.951cm" svg:x="6.715cm" svg:y="4.429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1F7191916DFD7E5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7.2$Linux_X86_64 LibreOffice_project/40$Build-2</meta:generator>
    <dc:date>2022-03-07T18:34:54.360713222</dc:date>
    <meta:editing-duration>PT10M59S</meta:editing-duration>
    <meta:editing-cycles>4</meta:editing-cycles>
    <dc:creator>Gorka Prieto</dc:creator>
    <meta:document-statistic meta:object-count="15"/>
  </office:meta>
</office:document-meta>
</file>